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ILLOGAS MASGO, NER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14091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784463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ILLOGAS MASGO, NER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14091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78446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2" office:value-type="string">
            <text:p text:style-name="P8">P015 - OBSEQUIO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9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56772</text:p>
          </table:table-cell>
          <table:table-cell table:style-name="Tabla2.D3" office:value-type="string">
            <text:p text:style-name="P17">1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19:30:4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